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 Medium" svg:font-family="'Fira Code Medium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99c" officeooo:paragraph-rsid="001bf99c"/>
    </style:style>
    <style:style style:name="P2" style:family="paragraph" style:parent-style-name="Preformatted_20_Text">
      <style:text-properties fo:color="#a9b7c6" style:font-name="Fira Code Medium" fo:font-size="12pt" officeooo:rsid="001bf99c" officeooo:paragraph-rsid="001bf99c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6" style:family="paragraph" style:parent-style-name="Heading_20_1">
      <style:text-properties officeooo:paragraph-rsid="001bf99c"/>
    </style:style>
    <style:style style:name="T1" style:family="text">
      <style:text-properties officeooo:rsid="001bf99c"/>
    </style:style>
    <style:style style:name="T2" style:family="text">
      <style:text-properties fo:color="#cc7832"/>
    </style:style>
    <style:style style:name="T3" style:family="text">
      <style:text-properties fo:color="#cc7832" style:font-name="Fira Code Medium" fo:font-size="12pt"/>
    </style:style>
    <style:style style:name="T4" style:family="text">
      <style:text-properties fo:color="#6a8759" style:font-name="Fira Code Medium" fo:font-size="12pt"/>
    </style:style>
    <style:style style:name="T5" style:family="text">
      <style:text-properties style:font-name="Fira Code Medium" fo:font-size="12pt"/>
    </style:style>
    <style:style style:name="T6" style:family="text">
      <style:text-properties fo:color="#6897bb"/>
    </style:style>
    <style:style style:name="T7" style:family="text">
      <style:text-properties fo:color="#6897bb" style:font-name="Fira Code Medium" fo:font-size="12pt"/>
    </style:style>
    <style:style style:name="T8" style:family="text">
      <style:text-properties fo:color="#8888c6" style:font-name="Fira Code Medium" fo:font-size="12pt"/>
    </style:style>
    <style:style style:name="T9" style:family="text">
      <style:text-properties fo:color="#ffc66d"/>
    </style:style>
    <style:style style:name="T10" style:family="text">
      <style:text-properties fo:color="#808080"/>
    </style:style>
    <style:style style:name="T11" style:family="text">
      <style:text-properties fo:color="#808080" style:font-name="Fira Code Medium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counts_001: <text:s/>first run of all the accounts at the account level. </text:h>
      <text:p text:style-name="P1">Function set as follows: </text:p>
      <text:p text:style-name="P1"/>
      <text:p text:style-name="P2"><text:span text:style-name="T2">def </text:span><text:span text:style-name="T9">scenarios</text:span>(d):</text:p>
      <text:p text:style-name="P3"><text:s text:c="4"/><text:span text:style-name="T5">mutual_funds = (</text:span><text:span text:style-name="T3">True, False</text:span><text:span text:style-name="T5">)</text:span></text:p>
      <text:p text:style-name="P3"><text:s text:c="4"/><text:span text:style-name="T5">account_type = (</text:span><text:span text:style-name="T4">"inv"</text:span><text:span text:style-name="T3">, </text:span><text:span text:style-name="T4">"rsp"</text:span><text:span text:style-name="T3">, </text:span><text:span text:style-name="T4">"tfsa"</text:span><text:span text:style-name="T5">)</text:span></text:p>
      <text:p text:style-name="P3"><text:s text:c="4"/><text:span text:style-name="T5">drip = (</text:span><text:span text:style-name="T3">True, False</text:span><text:span text:style-name="T5">)</text:span></text:p>
      <text:p text:style-name="P3"><text:s text:c="4"/><text:span text:style-name="T5">rebalance_period = [</text:span><text:span text:style-name="T4">"D"</text:span><text:span text:style-name="T3">, </text:span><text:span text:style-name="T4">"M"</text:span><text:span text:style-name="T3">, </text:span><text:span text:style-name="T4">"Q"</text:span><text:span text:style-name="T3">, </text:span><text:span text:style-name="T4">"Y"</text:span><text:span text:style-name="T5">]</text:span></text:p>
      <text:p text:style-name="P3"><text:s text:c="4"/><text:span text:style-name="T5">tax_rate = [</text:span><text:span text:style-name="T4">"low"</text:span><text:span text:style-name="T3">, </text:span><text:span text:style-name="T4">"medium"</text:span><text:span text:style-name="T3">, </text:span><text:span text:style-name="T4">"high"</text:span><text:span text:style-name="T5">]</text:span></text:p>
      <text:p text:style-name="P3"><text:s text:c="4"/><text:span text:style-name="T5">duration = [</text:span><text:span text:style-name="T4">"3 year"</text:span><text:span text:style-name="T3">, </text:span><text:span text:style-name="T4">"5 year"</text:span><text:span text:style-name="T3">, </text:span><text:span text:style-name="T4">"10 year"</text:span><text:span text:style-name="T5">]</text:span></text:p>
      <text:p text:style-name="P3"><text:s text:c="4"/><text:span text:style-name="T5">start_date = [</text:span><text:span text:style-name="T4">"2001-01-01"</text:span><text:span text:style-name="T3">, </text:span><text:span text:style-name="T4">"2004-01-01"</text:span><text:span text:style-name="T3">, </text:span><text:span text:style-name="T4">"2007-01-01"</text:span><text:span text:style-name="T3">, </text:span><text:span text:style-name="T4">"2009-01-01"</text:span><text:span text:style-name="T5">]</text:span></text:p>
      <text:p text:style-name="P3"><text:s text:c="4"/><text:span text:style-name="T5">result_dict = </text:span><text:span text:style-name="T3">None</text:span></text:p>
      <text:p text:style-name="P3"><text:span text:style-name="T2"><text:s text:c="4"/></text:span><text:span text:style-name="T5">date_dict = {</text:span></text:p>
      <text:p text:style-name="P3"><text:s text:c="8"/><text:span text:style-name="T4">"2001-01-01"</text:span><text:span text:style-name="T5">: [</text:span><text:span text:style-name="T4">"2003-12-31"</text:span><text:span text:style-name="T3">, </text:span><text:span text:style-name="T4">"2005-12-31"</text:span><text:span text:style-name="T3">, </text:span><text:span text:style-name="T4">"2010-12-31"</text:span><text:span text:style-name="T5">]</text:span><text:span text:style-name="T3">,</text:span></text:p>
      <text:p text:style-name="P3"><text:span text:style-name="T2"><text:s text:c="8"/></text:span><text:span text:style-name="T4">"2004-01-01"</text:span><text:span text:style-name="T5">: [</text:span><text:span text:style-name="T4">"2006-12-31"</text:span><text:span text:style-name="T3">, </text:span><text:span text:style-name="T4">"2008-12-31"</text:span><text:span text:style-name="T3">, </text:span><text:span text:style-name="T4">"2013-12-31"</text:span><text:span text:style-name="T5">]</text:span><text:span text:style-name="T3">,</text:span></text:p>
      <text:p text:style-name="P3"><text:span text:style-name="T2"><text:s text:c="8"/></text:span><text:span text:style-name="T4">"2007-01-01"</text:span><text:span text:style-name="T5">: [</text:span><text:span text:style-name="T4">"2009-12-31"</text:span><text:span text:style-name="T3">, </text:span><text:span text:style-name="T4">"2011-12-31"</text:span><text:span text:style-name="T3">, </text:span><text:span text:style-name="T4">"2016-12-31"</text:span><text:span text:style-name="T5">]</text:span><text:span text:style-name="T3">,</text:span></text:p>
      <text:p text:style-name="P3"><text:span text:style-name="T2"><text:s text:c="8"/></text:span><text:span text:style-name="T4">"2009-01-01"</text:span><text:span text:style-name="T5">: [</text:span><text:span text:style-name="T4">"2011-12-31"</text:span><text:span text:style-name="T3">, </text:span><text:span text:style-name="T4">"2013-12-31"</text:span><text:span text:style-name="T3">, </text:span><text:span text:style-name="T4">"2018-12-31"</text:span><text:span text:style-name="T5">]</text:span><text:span text:style-name="T3">,</text:span></text:p>
      <text:p text:style-name="P3"><text:span text:style-name="T2"><text:s text:c="4"/></text:span><text:span text:style-name="T5">}</text:span></text:p>
      <text:p text:style-name="P3"><text:s text:c="4"/><text:span text:style-name="T5">allocation_target = [</text:span><text:span text:style-name="T4">"75/25"</text:span><text:span text:style-name="T3">, </text:span><text:span text:style-name="T4">"50/50"</text:span><text:span text:style-name="T3">, </text:span><text:span text:style-name="T4">"25/75"</text:span><text:span text:style-name="T5">]</text:span></text:p>
      <text:p text:style-name="P3"><text:s text:c="4"/><text:span text:style-name="T5">rebalancing_range = [</text:span><text:span text:style-name="T4">"narrow"</text:span><text:span text:style-name="T3">, </text:span><text:span text:style-name="T4">"broad"</text:span><text:span text:style-name="T5">]</text:span></text:p>
      <text:p text:style-name="P3"><text:s text:c="4"/><text:span text:style-name="T5">n = </text:span><text:span text:style-name="T7">0</text:span></text:p>
      <text:p text:style-name="P3"><text:span text:style-name="T6"><text:s text:c="4"/></text:span><text:span text:style-name="T3">for </text:span><text:span text:style-name="T5">du </text:span><text:span text:style-name="T3">in </text:span><text:span text:style-name="T5">duration:</text:span></text:p>
      <text:p text:style-name="P3"><text:s text:c="8"/><text:span text:style-name="T3">if </text:span><text:span text:style-name="T5">du == </text:span><text:span text:style-name="T4">"3 year"</text:span><text:span text:style-name="T5">:</text:span></text:p>
      <text:p text:style-name="P3"><text:s text:c="12"/><text:span text:style-name="T3">continue</text:span></text:p>
      <text:p text:style-name="P3"><text:span text:style-name="T2"><text:s text:c="8"/></text:span><text:span text:style-name="T3">for </text:span><text:span text:style-name="T5">sd </text:span><text:span text:style-name="T3">in </text:span><text:span text:style-name="T5">start_date:</text:span></text:p>
      <text:p text:style-name="P3"><text:s text:c="12"/><text:span text:style-name="T5">dur_dict = {</text:span><text:span text:style-name="T4">"3 year"</text:span><text:span text:style-name="T5">: </text:span><text:span text:style-name="T7">0</text:span><text:span text:style-name="T3">, </text:span><text:span text:style-name="T4">"5 year"</text:span><text:span text:style-name="T5">: </text:span><text:span text:style-name="T7">1</text:span><text:span text:style-name="T3">, </text:span><text:span text:style-name="T4">"10 year"</text:span><text:span text:style-name="T5">: </text:span><text:span text:style-name="T7">2</text:span><text:span text:style-name="T5">}</text:span></text:p>
      <text:p text:style-name="P3"><text:s text:c="12"/><text:span text:style-name="T5">d[</text:span><text:span text:style-name="T4">"start_date"</text:span><text:span text:style-name="T5">] = sd</text:span></text:p>
      <text:p text:style-name="P3"><text:s text:c="12"/><text:span text:style-name="T5">d[</text:span><text:span text:style-name="T4">"end_date"</text:span><text:span text:style-name="T5">] = date_dict[sd][dur_dict[du]]</text:span></text:p>
      <text:p text:style-name="P3"><text:s text:c="12"/><text:span text:style-name="T3">for </text:span><text:span text:style-name="T5">ac </text:span><text:span text:style-name="T3">in </text:span><text:span text:style-name="T5">account_type:</text:span></text:p>
      <text:p text:style-name="P3"><text:s text:c="16"/><text:span text:style-name="T5">d = set_account_type(d</text:span><text:span text:style-name="T3">, </text:span><text:span text:style-name="T5">ac)</text:span></text:p>
      <text:p text:style-name="P3"><text:s text:c="16"/><text:span text:style-name="T3">for </text:span><text:span text:style-name="T5">rb </text:span><text:span text:style-name="T3">in </text:span><text:span text:style-name="T5">rebalance_period:</text:span></text:p>
      <text:p text:style-name="P3"><text:s text:c="20"/><text:span text:style-name="T5">d[</text:span><text:span text:style-name="T4">"rebalance_period"</text:span><text:span text:style-name="T5">] = rb</text:span></text:p>
      <text:p text:style-name="P3"><text:s text:c="20"/><text:span text:style-name="T3">for </text:span><text:span text:style-name="T5">dr </text:span><text:span text:style-name="T3">in </text:span><text:span text:style-name="T5">drip:</text:span></text:p>
      <text:p text:style-name="P3"><text:s text:c="24"/><text:span text:style-name="T5">d[</text:span><text:span text:style-name="T4">"drip"</text:span><text:span text:style-name="T5">] = dr</text:span></text:p>
      <text:p text:style-name="P3"><text:s text:c="24"/><text:span text:style-name="T5">result_dict = save_dict(result_dict</text:span><text:span text:style-name="T3">, </text:span><text:span text:style-name="T5">n)</text:span></text:p>
      <text:p text:style-name="P3"><text:s text:c="24"/><text:span text:style-name="T3">for </text:span><text:span text:style-name="T5">tx </text:span><text:span text:style-name="T3">in </text:span><text:span text:style-name="T5">tax_rate:</text:span></text:p>
      <text:p text:style-name="P3"><text:s text:c="28"/><text:span text:style-name="T5">d = set_tax_rate(d</text:span><text:span text:style-name="T3">, </text:span><text:span text:style-name="T5">tx)</text:span></text:p>
      <text:p text:style-name="P3"><text:s text:c="28"/><text:span text:style-name="T3">for </text:span><text:span text:style-name="T5">mf </text:span><text:span text:style-name="T3">in </text:span><text:span text:style-name="T5">mutual_funds:</text:span></text:p>
      <text:p text:style-name="P3"><text:s text:c="32"/><text:span text:style-name="T5">d[</text:span><text:span text:style-name="T4">"mutual_funds"</text:span><text:span text:style-name="T5">] = mf</text:span></text:p>
      <text:p text:style-name="P3"><text:s text:c="32"/><text:span text:style-name="T3">for </text:span><text:span text:style-name="T5">at </text:span><text:span text:style-name="T3">in </text:span><text:span text:style-name="T5">allocation_target:</text:span></text:p>
      <text:p text:style-name="P3"><text:s text:c="36"/><text:span text:style-name="T3">for </text:span><text:span text:style-name="T5">rr </text:span><text:span text:style-name="T3">in </text:span><text:span text:style-name="T5">rebalancing_range:</text:span></text:p>
      <text:p text:style-name="P3"><text:s text:c="40"/><text:span text:style-name="T5">d = specify_allocation(d</text:span><text:span text:style-name="T3">, </text:span><text:span text:style-name="T5">at</text:span><text:span text:style-name="T3">, </text:span><text:span text:style-name="T5">rr)</text:span></text:p>
      <text:p text:style-name="P3"><text:s text:c="40"/><text:span text:style-name="T5">n += </text:span><text:span text:style-name="T7">1</text:span></text:p>
      <text:p text:style-name="P3"><text:span text:style-name="T6"><text:s text:c="40"/></text:span><text:span text:style-name="T3">if </text:span><text:span text:style-name="T5">n &lt;= </text:span><text:span text:style-name="T7">10333</text:span><text:span text:style-name="T5">:</text:span></text:p>
      <text:p text:style-name="P3"><text:soft-page-break/><text:s text:c="44"/><text:span text:style-name="T3">continue</text:span></text:p>
      <text:p text:style-name="P3"><text:span text:style-name="T2"><text:s text:c="40"/></text:span><text:span text:style-name="T3">else</text:span><text:span text:style-name="T5">:</text:span></text:p>
      <text:p text:style-name="P3"><text:s text:c="44"/><text:span text:style-name="T5">cols = (du</text:span><text:span text:style-name="T3">, </text:span><text:span text:style-name="T5">sd</text:span><text:span text:style-name="T3">, </text:span><text:span text:style-name="T5">ac</text:span><text:span text:style-name="T3">, </text:span><text:span text:style-name="T5">rb</text:span><text:span text:style-name="T3">, </text:span><text:span text:style-name="T5">dr</text:span><text:span text:style-name="T3">, </text:span><text:span text:style-name="T5">tx</text:span><text:span text:style-name="T3">, </text:span><text:span text:style-name="T5">mf</text:span><text:span text:style-name="T3">, </text:span><text:span text:style-name="T5">at</text:span><text:span text:style-name="T3">, </text:span><text:span text:style-name="T5">rr)</text:span></text:p>
      <text:p text:style-name="P3"><text:s text:c="44"/><text:span text:style-name="T8">print</text:span><text:span text:style-name="T5">(cols</text:span><text:span text:style-name="T3">, </text:span><text:span text:style-name="T5">n)</text:span></text:p>
      <text:p text:style-name="P3"><text:s text:c="44"/><text:span text:style-name="T5">result_dict[cols] = fin_funcs(</text:span></text:p>
      <text:p text:style-name="P3"><text:s text:c="48"/><text:span text:style-name="T5">ra.rebalance_account(d)</text:span></text:p>
      <text:p text:style-name="P3"><text:s text:c="44"/><text:span text:style-name="T5">)</text:span></text:p>
      <text:p text:style-name="P3"><text:s text:c="4"/><text:span text:style-name="T5">result_dict = save_dict(result_dict</text:span><text:span text:style-name="T3">, </text:span><text:span text:style-name="T5">n)</text:span></text:p>
      <text:p text:style-name="P5"><text:s text:c="4"/><text:span text:style-name="T3">return </text:span><text:span text:style-name="T5">pd.DataFrame.from_dict(result_dict).T</text:span></text:p>
      <text:h text:style-name="Heading_20_2" text:outline-level="2">resulting file is accounts_001.pickle</text:h>
      <text:p text:style-name="P1"/>
      <text:h text:style-name="P6" text:outline-level="1"><text:span text:style-name="T1">portfolios_001</text:span>: <text:s/>first run of <text:span text:style-name="T1">portfolios at the portfolio </text:span>level. </text:h>
      <text:p text:style-name="P1">Function set as follows: </text:p>
      <text:p text:style-name="P2"><text:span text:style-name="T2">def </text:span><text:span text:style-name="T9">scenarios_portfolio</text:span>(p1_inv<text:span text:style-name="T2">, </text:span>p1_rsp<text:span text:style-name="T2">, </text:span>p1_tfsa<text:span text:style-name="T2">, </text:span>p2_inv<text:span text:style-name="T2">, </text:span>p2_rsp<text:span text:style-name="T2">, </text:span>p2_tfsa):</text:p>
      <text:p text:style-name="P3"><text:s text:c="4"/><text:span text:style-name="T3">import </text:span><text:span text:style-name="T5">rebalance_portfolio </text:span><text:span text:style-name="T3">as </text:span><text:span text:style-name="T5">rb</text:span></text:p>
      <text:p text:style-name="P3"><text:s text:c="4"/><text:span text:style-name="T11"># p1_accounts = [p1_inv, p1_rsp, p1_tfsa]</text:span></text:p>
      <text:p text:style-name="P4"><text:s text:c="4"/><text:span text:style-name="T5"># p2_accounts = [p2_inv, p2_rsp, p2_tfsa]</text:span></text:p>
      <text:p text:style-name="P4"><text:s text:c="4"/><text:span text:style-name="T5"># in the order of investment process</text:span></text:p>
      <text:p text:style-name="P3"><text:span text:style-name="T10"><text:s text:c="4"/></text:span><text:span text:style-name="T5">accounts = [p2_inv</text:span><text:span text:style-name="T3">, </text:span><text:span text:style-name="T5">p1_inv</text:span><text:span text:style-name="T3">, </text:span><text:span text:style-name="T5">p2_rsp</text:span><text:span text:style-name="T3">, </text:span><text:span text:style-name="T5">p2_tfsa</text:span><text:span text:style-name="T3">, </text:span><text:span text:style-name="T5">p1_rsp</text:span><text:span text:style-name="T3">, </text:span><text:span text:style-name="T5">p1_tfsa]</text:span></text:p>
      <text:p text:style-name="P3"><text:s text:c="4"/><text:span text:style-name="T5">rebalance_period = [</text:span><text:span text:style-name="T4">"D"</text:span><text:span text:style-name="T3">, </text:span><text:span text:style-name="T4">"M"</text:span><text:span text:style-name="T3">, </text:span><text:span text:style-name="T4">"Q"</text:span><text:span text:style-name="T3">, </text:span><text:span text:style-name="T4">"Y"</text:span><text:span text:style-name="T5">]</text:span></text:p>
      <text:p text:style-name="P3"><text:s text:c="4"/><text:span text:style-name="T5">duration = [</text:span><text:span text:style-name="T4">"3 year"</text:span><text:span text:style-name="T3">, </text:span><text:span text:style-name="T4">"5 year"</text:span><text:span text:style-name="T3">, </text:span><text:span text:style-name="T4">"10 year"</text:span><text:span text:style-name="T5">]</text:span></text:p>
      <text:p text:style-name="P3"><text:s text:c="4"/><text:span text:style-name="T5">start_date_list = [</text:span><text:span text:style-name="T4">"2002-01-01"</text:span><text:span text:style-name="T3">, </text:span><text:span text:style-name="T4">"2004-01-01"</text:span><text:span text:style-name="T3">, </text:span><text:span text:style-name="T4">"2007-01-01"</text:span><text:span text:style-name="T3">, </text:span><text:span text:style-name="T4">"2009-01-01"</text:span><text:span text:style-name="T5">]</text:span></text:p>
      <text:p text:style-name="P3"><text:s text:c="4"/><text:span text:style-name="T5">date_dict = {</text:span></text:p>
      <text:p text:style-name="P3"><text:s text:c="8"/><text:span text:style-name="T4">"2002-01-01"</text:span><text:span text:style-name="T5">: [</text:span><text:span text:style-name="T4">"2004-12-31"</text:span><text:span text:style-name="T3">, </text:span><text:span text:style-name="T4">"2006-12-31"</text:span><text:span text:style-name="T3">, </text:span><text:span text:style-name="T4">"2011-12-31"</text:span><text:span text:style-name="T5">]</text:span><text:span text:style-name="T3">,</text:span></text:p>
      <text:p text:style-name="P3"><text:span text:style-name="T2"><text:s text:c="8"/></text:span><text:span text:style-name="T4">"2004-01-01"</text:span><text:span text:style-name="T5">: [</text:span><text:span text:style-name="T4">"2006-12-31"</text:span><text:span text:style-name="T3">, </text:span><text:span text:style-name="T4">"2008-12-31"</text:span><text:span text:style-name="T3">, </text:span><text:span text:style-name="T4">"2013-12-31"</text:span><text:span text:style-name="T5">]</text:span><text:span text:style-name="T3">,</text:span></text:p>
      <text:p text:style-name="P3"><text:span text:style-name="T2"><text:s text:c="8"/></text:span><text:span text:style-name="T4">"2007-01-01"</text:span><text:span text:style-name="T5">: [</text:span><text:span text:style-name="T4">"2009-12-31"</text:span><text:span text:style-name="T3">, </text:span><text:span text:style-name="T4">"2011-12-31"</text:span><text:span text:style-name="T3">, </text:span><text:span text:style-name="T4">"2016-12-31"</text:span><text:span text:style-name="T5">]</text:span><text:span text:style-name="T3">,</text:span></text:p>
      <text:p text:style-name="P3"><text:span text:style-name="T2"><text:s text:c="8"/></text:span><text:span text:style-name="T4">"2009-01-01"</text:span><text:span text:style-name="T5">: [</text:span><text:span text:style-name="T4">"2011-12-31"</text:span><text:span text:style-name="T3">, </text:span><text:span text:style-name="T4">"2013-12-31"</text:span><text:span text:style-name="T3">, </text:span><text:span text:style-name="T4">"2018-12-31"</text:span><text:span text:style-name="T5">]</text:span><text:span text:style-name="T3">,</text:span></text:p>
      <text:p text:style-name="P3"><text:span text:style-name="T2"><text:s text:c="4"/></text:span><text:span text:style-name="T5">}</text:span></text:p>
      <text:p text:style-name="P3"><text:s text:c="4"/><text:span text:style-name="T5">allocation_target = [</text:span><text:span text:style-name="T4">"75/25"</text:span><text:span text:style-name="T3">, </text:span><text:span text:style-name="T4">"50/50"</text:span><text:span text:style-name="T3">, </text:span><text:span text:style-name="T4">"25/75"</text:span><text:span text:style-name="T5">]</text:span></text:p>
      <text:p text:style-name="P3"><text:s text:c="4"/><text:span text:style-name="T5">rebalancing_range = [</text:span><text:span text:style-name="T4">"narrow"</text:span><text:span text:style-name="T3">, </text:span><text:span text:style-name="T4">"broad"</text:span><text:span text:style-name="T5">]</text:span></text:p>
      <text:p text:style-name="P3"><text:s text:c="4"/><text:span text:style-name="T5">result_dict = </text:span><text:span text:style-name="T3">None</text:span></text:p>
      <text:p text:style-name="P3"><text:span text:style-name="T2"><text:s text:c="4"/></text:span><text:span text:style-name="T5">n = </text:span><text:span text:style-name="T7">0</text:span></text:p>
      <text:p text:style-name="P3"><text:span text:style-name="T6"><text:s text:c="4"/></text:span><text:span text:style-name="T11"># Allocation parameters for the portfolio.</text:span></text:p>
      <text:p text:style-name="P4"><text:s text:c="4"/><text:span text:style-name="T5"># Used to reallocation the portfolio of accounts and mask when rebalancing needed.</text:span></text:p>
      <text:p text:style-name="P3"><text:span text:style-name="T10"><text:s text:c="4"/></text:span><text:span text:style-name="T5">port_allocation = {</text:span></text:p>
      <text:p text:style-name="P3"><text:s text:c="8"/><text:span text:style-name="T11"># Schedule for portfolio rebalancing,</text:span></text:p>
      <text:p text:style-name="P4"><text:s text:c="8"/><text:span text:style-name="T5"># Alias <text:s text:c="3"/>Description</text:span></text:p>
      <text:p text:style-name="P4"><text:s text:c="8"/><text:span text:style-name="T5"># D <text:s text:c="7"/>Day</text:span></text:p>
      <text:p text:style-name="P4"><text:s text:c="8"/><text:span text:style-name="T5"># M <text:s text:c="7"/>Month end</text:span></text:p>
      <text:p text:style-name="P4"><text:s text:c="8"/><text:span text:style-name="T5"># Q <text:s text:c="7"/>Quarter end</text:span></text:p>
      <text:p text:style-name="P4"><text:s text:c="8"/><text:span text:style-name="T5"># A <text:s text:c="7"/>Year end</text:span></text:p>
      <text:p text:style-name="P4"><text:soft-page-break/><text:s text:c="8"/><text:span text:style-name="T5"># BA <text:s text:c="2"/>Business year end</text:span></text:p>
      <text:p text:style-name="P3"><text:span text:style-name="T10"><text:s text:c="8"/></text:span><text:span text:style-name="T4">"rebalance_period"</text:span><text:span text:style-name="T5">: </text:span><text:span text:style-name="T4">"Q"</text:span><text:span text:style-name="T3">,</text:span></text:p>
      <text:p text:style-name="P3"><text:span text:style-name="T2"><text:s text:c="8"/></text:span><text:span text:style-name="T11"># Target allocation</text:span></text:p>
      <text:p text:style-name="P3"><text:span text:style-name="T10"><text:s text:c="8"/></text:span><text:span text:style-name="T4">"atar_cash"</text:span><text:span text:style-name="T5">: </text:span><text:span text:style-name="T7">0.1</text:span><text:span text:style-name="T3">,</text:span></text:p>
      <text:p text:style-name="P3"><text:span text:style-name="T2"><text:s text:c="8"/></text:span><text:span text:style-name="T4">"atar_fixed_income"</text:span><text:span text:style-name="T5">: </text:span><text:span text:style-name="T7">0.4</text:span><text:span text:style-name="T3">,</text:span></text:p>
      <text:p text:style-name="P3"><text:span text:style-name="T2"><text:s text:c="8"/></text:span><text:span text:style-name="T4">"atar_equity"</text:span><text:span text:style-name="T5">: </text:span><text:span text:style-name="T7">0.5</text:span><text:span text:style-name="T3">,</text:span></text:p>
      <text:p text:style-name="P3"><text:span text:style-name="T2"><text:s text:c="8"/></text:span><text:span text:style-name="T11"># Maximum allocation limits.</text:span></text:p>
      <text:p text:style-name="P3"><text:span text:style-name="T10"><text:s text:c="8"/></text:span><text:span text:style-name="T4">"amax_cash"</text:span><text:span text:style-name="T5">: </text:span><text:span text:style-name="T7">0.15</text:span><text:span text:style-name="T3">,</text:span></text:p>
      <text:p text:style-name="P3"><text:span text:style-name="T2"><text:s text:c="8"/></text:span><text:span text:style-name="T4">"amax_fixed_income"</text:span><text:span text:style-name="T5">: </text:span><text:span text:style-name="T7">0.45</text:span><text:span text:style-name="T3">,</text:span></text:p>
      <text:p text:style-name="P3"><text:span text:style-name="T2"><text:s text:c="8"/></text:span><text:span text:style-name="T4">"amax_equity"</text:span><text:span text:style-name="T5">: </text:span><text:span text:style-name="T7">0.55</text:span><text:span text:style-name="T3">,</text:span></text:p>
      <text:p text:style-name="P3"><text:span text:style-name="T2"><text:s text:c="8"/></text:span><text:span text:style-name="T11"># Minimum allocation limits.</text:span></text:p>
      <text:p text:style-name="P3"><text:span text:style-name="T10"><text:s text:c="8"/></text:span><text:span text:style-name="T4">"amin_cash"</text:span><text:span text:style-name="T5">: -</text:span><text:span text:style-name="T7">0.05</text:span><text:span text:style-name="T3">,</text:span></text:p>
      <text:p text:style-name="P3"><text:span text:style-name="T2"><text:s text:c="8"/></text:span><text:span text:style-name="T4">"amin_fixed_income"</text:span><text:span text:style-name="T5">: </text:span><text:span text:style-name="T7">0.35</text:span><text:span text:style-name="T3">,</text:span></text:p>
      <text:p text:style-name="P3"><text:span text:style-name="T2"><text:s text:c="8"/></text:span><text:span text:style-name="T4">"amin_equity"</text:span><text:span text:style-name="T5">: </text:span><text:span text:style-name="T7">0.45</text:span><text:span text:style-name="T3">,</text:span></text:p>
      <text:p text:style-name="P3"><text:span text:style-name="T2"><text:s text:c="8"/></text:span><text:span text:style-name="T11"># Rebalance from maximum to rmax level.</text:span></text:p>
      <text:p text:style-name="P3"><text:span text:style-name="T10"><text:s text:c="8"/></text:span><text:span text:style-name="T4">"rmax_cash"</text:span><text:span text:style-name="T5">: </text:span><text:span text:style-name="T7">0.1</text:span><text:span text:style-name="T3">,</text:span></text:p>
      <text:p text:style-name="P3"><text:span text:style-name="T2"><text:s text:c="8"/></text:span><text:span text:style-name="T4">"rmax_fixed_income"</text:span><text:span text:style-name="T5">: </text:span><text:span text:style-name="T7">0.40</text:span><text:span text:style-name="T3">,</text:span></text:p>
      <text:p text:style-name="P3"><text:span text:style-name="T2"><text:s text:c="8"/></text:span><text:span text:style-name="T4">"rmax_equity"</text:span><text:span text:style-name="T5">: </text:span><text:span text:style-name="T7">0.50</text:span><text:span text:style-name="T3">,</text:span></text:p>
      <text:p text:style-name="P3"><text:span text:style-name="T2"><text:s text:c="8"/></text:span><text:span text:style-name="T11"># Rebalance from minimum to rmin level.</text:span></text:p>
      <text:p text:style-name="P3"><text:span text:style-name="T10"><text:s text:c="8"/></text:span><text:span text:style-name="T4">"rmin_cash"</text:span><text:span text:style-name="T5">: </text:span><text:span text:style-name="T7">0.1</text:span><text:span text:style-name="T3">,</text:span></text:p>
      <text:p text:style-name="P3"><text:span text:style-name="T2"><text:s text:c="8"/></text:span><text:span text:style-name="T4">"rmin_fixed_income"</text:span><text:span text:style-name="T5">: </text:span><text:span text:style-name="T7">0.4</text:span><text:span text:style-name="T3">,</text:span></text:p>
      <text:p text:style-name="P3"><text:span text:style-name="T2"><text:s text:c="8"/></text:span><text:span text:style-name="T4">"rmin_equity"</text:span><text:span text:style-name="T5">: </text:span><text:span text:style-name="T7">0.5</text:span><text:span text:style-name="T3">,</text:span></text:p>
      <text:p text:style-name="P3"><text:span text:style-name="T2"><text:s text:c="4"/></text:span><text:span text:style-name="T5">}</text:span></text:p>
      <text:p text:style-name="P3"><text:s text:c="4"/><text:span text:style-name="T3">for </text:span><text:span text:style-name="T5">sd </text:span><text:span text:style-name="T3">in </text:span><text:span text:style-name="T5">start_date_list:</text:span></text:p>
      <text:p text:style-name="P3"><text:s text:c="8"/><text:span text:style-name="T5">accounts = set_start_date_port(accounts</text:span><text:span text:style-name="T3">, </text:span><text:span text:style-name="T5">sd)</text:span></text:p>
      <text:p text:style-name="P3"><text:s text:c="8"/><text:span text:style-name="T5">result_dict = save_dict(result_dict</text:span><text:span text:style-name="T3">, </text:span><text:span text:style-name="T5">n)</text:span></text:p>
      <text:p text:style-name="P3"><text:s text:c="8"/><text:span text:style-name="T8">print</text:span><text:span text:style-name="T5">(</text:span><text:span text:style-name="T4">'saved'</text:span><text:span text:style-name="T5">)</text:span></text:p>
      <text:p text:style-name="P3"><text:s text:c="8"/><text:span text:style-name="T3">for </text:span><text:span text:style-name="T5">du </text:span><text:span text:style-name="T3">in </text:span><text:span text:style-name="T8">range</text:span><text:span text:style-name="T5">(</text:span><text:span text:style-name="T7">3</text:span><text:span text:style-name="T5">):</text:span></text:p>
      <text:p text:style-name="P3"><text:s text:c="12"/><text:span text:style-name="T5">ed = date_dict[sd][du]</text:span></text:p>
      <text:p text:style-name="P3"><text:s text:c="12"/><text:span text:style-name="T11"># rsps in pretax dollars, since we are measuring after tax effect after all withdrawals.</text:span></text:p>
      <text:p text:style-name="P3"><text:span text:style-name="T10"><text:s text:c="12"/></text:span><text:span text:style-name="T5">p1_inv.update({</text:span><text:span text:style-name="T4">"dep_with"</text:span><text:span text:style-name="T5">: {sd: </text:span><text:span text:style-name="T7">100000</text:span><text:span text:style-name="T5">}})</text:span></text:p>
      <text:p text:style-name="P3"><text:s text:c="12"/><text:span text:style-name="T5">p1_rsp.update({</text:span><text:span text:style-name="T4">"dep_with"</text:span><text:span text:style-name="T5">: {sd: </text:span><text:span text:style-name="T7">186601.9779809666</text:span><text:span text:style-name="T5">}})</text:span></text:p>
      <text:p text:style-name="P3"><text:s text:c="12"/><text:span text:style-name="T5">p1_tfsa.update({</text:span><text:span text:style-name="T4">"dep_with"</text:span><text:span text:style-name="T5">: {sd: </text:span><text:span text:style-name="T7">100000</text:span><text:span text:style-name="T5">}})</text:span></text:p>
      <text:p text:style-name="P3"><text:s text:c="12"/><text:span text:style-name="T5">p2_inv.update({</text:span><text:span text:style-name="T4">"dep_with"</text:span><text:span text:style-name="T5">: {sd: </text:span><text:span text:style-name="T7">100000</text:span><text:span text:style-name="T5">}})</text:span></text:p>
      <text:p text:style-name="P3"><text:s text:c="12"/><text:span text:style-name="T5">p2_rsp.update({</text:span><text:span text:style-name="T4">"dep_with"</text:span><text:span text:style-name="T5">: {sd: </text:span><text:span text:style-name="T7">142146.41080312722</text:span><text:span text:style-name="T5">}})</text:span></text:p>
      <text:p text:style-name="P3"><text:s text:c="12"/><text:span text:style-name="T5">p2_tfsa.update({</text:span><text:span text:style-name="T4">"dep_with"</text:span><text:span text:style-name="T5">: {sd: </text:span><text:span text:style-name="T7">100000</text:span><text:span text:style-name="T5">}})</text:span></text:p>
      <text:p text:style-name="P3"><text:s text:c="12"/><text:span text:style-name="T3">for </text:span><text:span text:style-name="T5">rb </text:span><text:span text:style-name="T3">in </text:span><text:span text:style-name="T5">rebalance_period:</text:span></text:p>
      <text:p text:style-name="P3"><text:s text:c="16"/><text:span text:style-name="T5">port_allocation[</text:span><text:span text:style-name="T4">"rebalance_period"</text:span><text:span text:style-name="T5">] = rb</text:span></text:p>
      <text:p text:style-name="P3"><text:s text:c="16"/><text:span text:style-name="T3">for </text:span><text:span text:style-name="T5">at </text:span><text:span text:style-name="T3">in </text:span><text:span text:style-name="T5">allocation_target:</text:span></text:p>
      <text:p text:style-name="P3"><text:s text:c="20"/><text:span text:style-name="T3">for </text:span><text:span text:style-name="T5">rr </text:span><text:span text:style-name="T3">in </text:span><text:span text:style-name="T5">rebalancing_range:</text:span></text:p>
      <text:p text:style-name="P3"><text:s text:c="24"/><text:span text:style-name="T5">port_allocation = specify_allocation(port_allocation</text:span><text:span text:style-name="T3">, </text:span><text:span text:style-name="T5">at</text:span><text:span text:style-name="T3">, </text:span><text:span text:style-name="T5">rr)</text:span></text:p>
      <text:p text:style-name="P3"><text:s text:c="24"/><text:span text:style-name="T5">n += </text:span><text:span text:style-name="T7">1</text:span></text:p>
      <text:p text:style-name="P3"><text:span text:style-name="T6"><text:s text:c="24"/></text:span><text:span text:style-name="T5">cols = (sd</text:span><text:span text:style-name="T3">, </text:span><text:span text:style-name="T5">duration[du]</text:span><text:span text:style-name="T3">, </text:span><text:span text:style-name="T5">rb</text:span><text:span text:style-name="T3">, </text:span><text:span text:style-name="T5">at</text:span><text:span text:style-name="T3">, </text:span><text:span text:style-name="T5">rr)</text:span></text:p>
      <text:p text:style-name="P3"><text:s text:c="24"/><text:span text:style-name="T8">print</text:span><text:span text:style-name="T5">(cols</text:span><text:span text:style-name="T3">, </text:span><text:span text:style-name="T5">n)</text:span></text:p>
      <text:p text:style-name="P3"><text:s text:c="24"/><text:span text:style-name="T5">result_dict[cols] = fin_funcs_port(</text:span></text:p>
      <text:p text:style-name="P3"><text:s text:c="28"/><text:span text:style-name="T5">rebalance_portfolio(</text:span></text:p>
      <text:p text:style-name="P3"><text:soft-page-break/><text:s text:c="32"/><text:span text:style-name="T5">port_allocation</text:span><text:span text:style-name="T3">, </text:span><text:span text:style-name="T5">accounts</text:span><text:span text:style-name="T3">, </text:span><text:span text:style-name="T5">sd</text:span><text:span text:style-name="T3">, </text:span><text:span text:style-name="T5">ed</text:span></text:p>
      <text:p text:style-name="P3"><text:s text:c="28"/><text:span text:style-name="T5">)</text:span></text:p>
      <text:p text:style-name="P3"><text:s text:c="24"/><text:span text:style-name="T5">)</text:span></text:p>
      <text:p text:style-name="P3"><text:s text:c="4"/><text:span text:style-name="T5">result_dict = save_dict(result_dict</text:span><text:span text:style-name="T3">, </text:span><text:span text:style-name="T5">n)</text:span></text:p>
      <text:p text:style-name="P3"><text:s text:c="4"/><text:span text:style-name="T8">print</text:span><text:span text:style-name="T5">(</text:span><text:span text:style-name="T4">'final save'</text:span><text:span text:style-name="T5">)</text:span></text:p>
      <text:p text:style-name="P5"><text:s text:c="4"/><text:span text:style-name="T3">return </text:span><text:span text:style-name="T5">pd.DataFrame.from_dict(result_dict).T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 Medium" svg:font-family="'Fira Code Medium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41:31.553645437</meta:creation-date>
    <meta:generator>LibreOffice/6.0.7.3$Linux_X86_64 LibreOffice_project/00m0$Build-3</meta:generator>
    <dc:date>2019-04-06T04:37:36.706308989</dc:date>
    <meta:editing-duration>PT12H45M24S</meta:editing-duration>
    <meta:editing-cycles>1</meta:editing-cycles>
    <meta:document-statistic meta:table-count="0" meta:image-count="0" meta:object-count="0" meta:page-count="4" meta:paragraph-count="135" meta:word-count="531" meta:character-count="5822" meta:non-whitespace-character-count="3721"/>
  </office:meta>
</office:document-meta>
</file>